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6.82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text:span text:style-name="T1"> </text:span></text:p>
            <text:p text:style-name="P7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name">&lt;get_s3(o.cons_loca)&gt;</text:placeholder></text:p>
            <text:p text:style-name="P14">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4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o.country_dest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7"><text:s text:c="37"/><text:placeholder text:placeholder-type="text">&lt;o.sale_id.incoterms_id.code or ''&gt;</text:placeholder> <text:placeholder text:placeholder-type="text">&lt;o.tod_place or ''&gt;</text:placeholder> 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placeholder text:placeholder-type="text">&lt;o.disc_goods or ""&gt;</text:placeholder></text:p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/KG</text:p>
            <text:p text:style-name="P10"><text:placeholder text:placeholder-type="text">&lt;get_ins(line.insurance)&gt;</text:placeholder>/KG</text:p>
            <text:p text:style-name="P10"><text:placeholder text:placeholder-type="text">&lt;line.others&gt;</text:placeholder>0000/KG</text:p>
          </table:table-cell>
          <table:covered-table-cell/>
          <table:table-cell table:style-name="Table1.G11" office:value-type="float" office:value="0">
            <text:p text:style-name="P2"><text:placeholder text:placeholder-type="text">&lt;frt(line.quantity,line.freight)&gt;</text:placeholder></text:p>
            <text:p text:style-name="P10"><text:placeholder text:placeholder-type="text">&lt;round(line.insurance*(line.quantity),2)&gt;</text:placeholder>0</text:p>
            <text:p text:style-name="P10"><text:placeholder text:placeholder-type="text">&lt;round(line.others*line.quantity,2)&gt;</text:placeholder>0</text:p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s text:c="5"/><text:placeholder text:placeholder-type="text">&lt;(amount_to_text(get_total_amount(o.invoice_line))).upper() or ''&gt;</text:placeholder></text:p>
            <text:p text:style-name="P13"><text:soft-page-break/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)&gt;</text:placeholder><text:soft-page-break/>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)">&lt;get_total_amount(o.invoice_line)&gt;</text:placeholder><text:soft-page-break/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3"/>
            <text:p text:style-name="P13"><text:s text:c="15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6-06T14:14:43</dc:date>
    <meta:editing-duration>PT17H29M58S</meta:editing-duration>
    <meta:editing-cycles>352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4" meta:word-count="148" meta:character-count="1897" meta:non-whitespace-character-count="1576"/>
  </office:meta>
</office:document-meta>
</file>